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"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Heading">
      <style:text-properties fo:font-size="20pt" style:font-size-asian="20pt" style:font-size-complex="20pt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Character Hooks</text:p>
      <text:p text:style-name="Standard"/>
      <text:p text:style-name="Standard">During the 'Character Creation Process we call Hooks so that you, the Designer, can modify the character being created. <text:s/>For example, when creating a Magic User, you might want to give the character a Special Ability such as “IsPsionic' in order to create a magic specialist.</text:p>
      <text:p text:style-name="Standard"/>
      <text:p text:style-name="Standard"/>
      <text:p text:style-name="Standard"/>
      <text:p text:style-name="P3"><draw:frame draw:style-name="fr1" draw:name="graphics1" text:anchor-type="paragraph" svg:width="6.6665in" svg:height="0.1252in" draw:z-index="0"><draw:image xlink:href="file:///C:/Program%20Files/OpenOffice.org%203/Basis/share/gallery/rulers/blurulr1.gif" xlink:type="simple" xlink:show="embed" xlink:actuate="onLoad"/></draw:frame></text:p>
      <text:p text:style-name="Standard"/>
      <text:p text:style-name="P2">Hook - “PostClass”</text:p>
      <text:p text:style-name="Standard">This hook is called after the player finishes selecting the character's class.</text:p>
      <text:p text:style-name="Standard"/>
      <text:p text:style-name="Heading">Search Order</text:p>
      <text:list xml:id="list31342022" text:style-name="L1">
        <text:list-item>
          <text:p text:style-name="P4">Global Special Ability named 'Global_CreateCharacter'.</text:p>
        </text:list-item>
      </text:list>
      <text:p text:style-name="Standard"/>
      <text:p text:style-name="Heading">Context</text:p>
      <text:list xml:id="list31354068" text:style-name="L2">
        <text:list-item>
          <text:p text:style-name="P5">Character</text:p>
        </text:list-item>
      </text:list>
      <text:p text:style-name="Standard"/>
      <text:p text:style-name="Standard"/>
      <text:p text:style-name="P3"><draw:frame draw:style-name="fr1" draw:name="graphics2" text:anchor-type="paragraph" svg:width="6.6665in" svg:height="0.1252in" draw:z-index="1"><draw:image xlink:href="file:///C:/Program%20Files/OpenOffice.org%203/Basis/share/gallery/rulers/blurulr1.gif" xlink:type="simple" xlink:show="embed" xlink:actuate="onLoad"/></draw:frame></text:p>
      <text:p text:style-name="Standard"/>
      <text:p text:style-name="P2">Hook – “PostCreateCharacter”</text:p>
      <text:p text:style-name="Text_20_body">This hook is called after the player accepts the new character and it is about to be saved..</text:p>
      <text:p text:style-name="Heading">Search Order</text:p>
      <text:list xml:id="list31338540" text:style-name="L3">
        <text:list-item>
          <text:p text:style-name="P6">Global Special Ability named 'Global_CreateCharacter'.</text:p>
        </text:list-item>
        <text:list-item>
          <text:p text:style-name="P6">Race of created character</text:p>
        </text:list-item>
        <text:list-item>
          <text:p text:style-name="P6">Class of created character</text:p>
        </text:list-item>
        <text:list-item>
          <text:p text:style-name="P6">Each Baseclass of the created character's class</text:p>
        </text:list-item>
      </text:list>
      <text:p text:style-name="Heading">Context</text:p>
      <text:list xml:id="list31348697" text:style-name="L4">
        <text:list-item>
          <text:p text:style-name="P8">Class of created character</text:p>
        </text:list-item>
        <text:list-item>
          <text:p text:style-name="P8">Race of created character</text:p>
        </text:list-item>
        <text:list-item>
          <text:p text:style-name="P8">Character </text:p>
        </text:list-item>
        <text:list-item>
          <text:p text:style-name="P8">Baseclass (only for hooks attached to Baseclass Special Abilities)</text:p>
        </text:list-item>
      </text:list>
      <text:p text:style-name="P2"><text:soft-page-break/>Hook – “IsBaseclassAllowed”</text:p>
      <text:p text:style-name="Text_20_body">This hook is called after the player selects a race and gender and is about to select a class.</text:p>
      <text:p text:style-name="Heading">Search Order</text:p>
      <text:list xml:id="list31345138" text:style-name="L6">
        <text:list-item>
          <text:p text:style-name="P10">Baseclass <text:s/>- Each baseclass of each class.</text:p>
        </text:list-item>
      </text:list>
      <text:p text:style-name="Heading">Context</text:p>
      <text:list xml:id="list31358803" text:style-name="L5">
        <text:list-item>
          <text:p text:style-name="P9">Baseclass</text:p>
        </text:list-item>
      </text:list>
      <text:p text:style-name="Heading">Hook Parameters</text:p>
      <text:p text:style-name="Text_20_body">Hook Parameter 5 = Gender (“M” or “F”)</text:p>
      <text:p text:style-name="Text_20_body">Hook Parameter 6 = Race</text:p>
      <text:p text:style-name="Text_20_body"/>
      <text:p text:style-name="Heading">Return Value</text:p>
      <text:p text:style-name="Text_20_body">The hook is called for each baseclass of a class. <text:s/>If any hook returns a value staring with “N”, then the class will not be allow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13:28.65</meta:creation-date>
    <meta:generator>OpenOffice.org/3.2$Win32 OpenOffice.org_project/320m18$Build-9502</meta:generator>
    <dc:date>2013-07-31T11:25:07.59</dc:date>
    <dc:creator>Paul Stevens</dc:creator>
    <meta:editing-duration>PT03H09M12S</meta:editing-duration>
    <meta:editing-cycles>15</meta:editing-cycles>
    <meta:document-statistic meta:table-count="0" meta:image-count="2" meta:object-count="0" meta:page-count="2" meta:paragraph-count="31" meta:word-count="229" meta:character-count="1328"/>
  </office:meta>
</office:document-meta>
</file>